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784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618in"/>
    </style:style>
    <style:style style:name="Table4.C" style:family="table-column">
      <style:table-column-properties style:column-width="0.816in"/>
    </style:style>
    <style:style style:name="Table4.D" style:family="table-column">
      <style:table-column-properties style:column-width="1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text-properties style:font-name="Essiah" fo:font-size="28pt" style:font-size-asian="28pt" style:font-size-complex="28pt"/>
    </style:style>
    <style:style style:name="P16" style:family="paragraph" style:parent-style-name="normal"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4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1" fo:font-size="22pt" style:font-size-asian="22pt" style:font-size-complex="22pt"/>
    </style:style>
    <style:style style:name="P26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7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font-name="Essiah" fo:font-size="18pt" fo:font-weight="bol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1" fo:font-size="22pt" style:font-size-asian="22pt" style:font-size-complex="22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1" style:family="paragraph" style:parent-style-name="Heading_20_1">
      <style:text-properties style:font-name="Bodoni 72"/>
    </style:style>
    <style:style style:name="P62" style:family="paragraph" style:parent-style-name="Heading_20_1">
      <style:text-properties style:font-name="Bodoni 72" style:text-underline-style="none"/>
    </style:style>
    <style:style style:name="P63" style:family="paragraph" style:parent-style-name="Heading_20_2">
      <style:text-properties style:font-name="Bodoni 72"/>
    </style:style>
    <style:style style:name="P64" style:family="paragraph" style:parent-style-name="Heading_20_2">
      <style:text-properties style:font-name="Bodoni 72" style:font-name-asian="Verdana1" style:font-name-complex="Verdana1"/>
    </style:style>
    <style:style style:name="P65" style:family="paragraph" style:parent-style-name="Heading_20_2">
      <style:text-properties style:font-name="Bodoni 72" style:text-underline-style="none" style:font-name-asian="Verdana1" style:font-name-complex="Verdana1"/>
    </style:style>
    <style:style style:name="P66" style:family="paragraph" style:parent-style-name="Heading_20_2">
      <style:text-properties style:font-name="Bodoni 72" style:text-underline-style="none" style:font-name-asian="essiah2" style:font-name-complex="essiah2"/>
    </style:style>
    <style:style style:name="P67" style:family="paragraph" style:parent-style-name="Text_20_body">
      <style:paragraph-properties fo:text-align="center" style:justify-single-word="false"/>
      <style:text-properties style:font-name="Essiah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9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7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71" style:family="paragraph" style:parent-style-name="Title" style:master-page-name="Standard">
      <style:paragraph-properties style:page-number="1"/>
      <style:text-properties fo:font-style="normal" style:text-underline-style="none" style:font-style-asian="normal" style:font-style-complex="normal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color="#000000" style:font-name="essiah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color="#000000" style:text-underline-style="none" style:font-name-asian="essiah2" style:font-name-complex="essiah2" loext:opacity="100%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4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font-variant="normal" fo:text-transform="none" fo:color="#80808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27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8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9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30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1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font-name-asian="essiah2" style:font-name-complex="essiah2"/>
    </style:style>
    <style:style style:name="T33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5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7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8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style:font-name-asian="essiah2" style:font-name-complex="essiah2"/>
    </style:style>
    <style:style style:name="T41" style:family="text">
      <style:text-properties style:font-name-asian="eXsE1" style:font-name-complex="eXsE1"/>
    </style:style>
    <style:style style:name="T42" style:family="text">
      <style:text-properties fo:font-weight="bold" style:font-name-asian="essiah2" style:font-weight-asian="bold" style:font-name-complex="essiah2" style:font-weight-complex="bold"/>
    </style:style>
    <style:style style:name="T43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4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5" style:family="text">
      <style:text-properties style:font-name="Essiah" fo:font-size="22pt" style:text-underline-style="none" style:font-size-asian="22pt" style:font-size-complex="22pt"/>
    </style:style>
    <style:style style:name="T46" style:family="text">
      <style:text-properties style:font-name="Essiah" fo:font-size="22pt" style:font-name-asian="essiah2" style:font-size-asian="22pt" style:font-name-complex="essiah2" style:font-size-complex="22pt"/>
    </style:style>
    <style:style style:name="T47" style:family="text">
      <style:text-properties style:text-position="sub 58%"/>
    </style:style>
    <style:style style:name="T48" style:family="text">
      <style:text-properties fo:font-size="22pt" style:font-name-asian="essiah2" style:font-size-asian="22pt" style:font-name-complex="essiah2" style:font-size-complex="22pt"/>
    </style:style>
    <style:style style:name="T49" style:family="text">
      <style:text-properties style:font-name="essiah1" style:text-underline-style="none" fo:font-weight="normal" style:font-weight-asian="normal" style:font-weight-complex="normal"/>
    </style:style>
    <style:style style:name="T50" style:family="text">
      <style:text-properties style:font-name="Bodoni 72"/>
    </style:style>
    <style:style style:name="T51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essEo</text:p>
      <text:p text:style-name="P67">es mYnEsshe un mIkul</text:p>
      <text:p text:style-name="P61">Alphabet</text:p>
      <text:p text:style-name="P3"/>
      <text:p text:style-name="P28">w i y I Y</text:p>
      <text:p text:style-name="P28">EUAO euao</text:p>
      <text:p text:style-name="P28">shnb jLfr </text:p>
      <text:p text:style-name="P28">glmd TStH</text:p>
      <text:p text:style-name="P28">kvpx CNzZ</text:p>
      <text:p text:style-name="P28"/>
      <text:p text:style-name="P14"><text:span text:style-name="T12">ɔ</text:span><text:span text:style-name="T32"> <text:s text:c="2"/></text:span><text:span text:style-name="T12">i</text:span><text:span text:style-name="T10"> <text:s/></text:span><text:span text:style-name="T32"><text:s/></text:span><text:span text:style-name="T10">ü</text:span><text:span text:style-name="T32"> <text:s text:c="2"/></text:span><text:span text:style-name="T16">ī</text:span><text:span text:style-name="T42"> <text:s/></text:span><text:span text:style-name="T10"><text:s/></text:span><text:span text:style-name="T11">ʊ</text:span></text:p>
      <text:p text:style-name="P14"><text:span text:style-name="T17">ē</text:span><text:span text:style-name="T21"> <text:s text:c="2"/></text:span><text:span text:style-name="T17">ū <text:s text:c="2"/>ā</text:span><text:span text:style-name="T21"> <text:s/></text:span><text:span text:style-name="T17"><text:s/>ō <text:s text:c="2"/>e</text:span><text:span text:style-name="T23">n</text:span><text:span text:style-name="T25"> <text:s/></text:span><text:span text:style-name="T16">u</text:span><text:span text:style-name="T27">m</text:span><text:span text:style-name="T16"> </text:span><text:span text:style-name="T19"><text:s/></text:span><text:span text:style-name="T16">a</text:span><text:span text:style-name="T29">t</text:span><text:span text:style-name="T27"> <text:s/></text:span><text:span text:style-name="T17">o</text:span><text:span text:style-name="T21">k</text:span><text:span text:style-name="T27"> </text:span></text:p>
      <text:p text:style-name="P14"><text:span text:style-name="T16">s</text:span><text:span text:style-name="T19">ē <text:s/></text:span><text:span text:style-name="T18">h</text:span><text:span text:style-name="T19">ū <text:s/></text:span><text:span text:style-name="T16">n</text:span><text:span text:style-name="T20">ā <text:s/></text:span><text:span text:style-name="T16">b</text:span><text:span text:style-name="T27">ō <text:s/></text:span><text:span text:style-name="T17">j</text:span><text:span text:style-name="T29">ō </text:span><text:span text:style-name="T21"><text:s/></text:span><text:span text:style-name="T17">ḻ</text:span><text:span text:style-name="T29">a <text:s/></text:span><text:span text:style-name="T17">f</text:span><text:span text:style-name="T21">ē</text:span><text:span text:style-name="T29"> <text:s/></text:span><text:span text:style-name="T17">r</text:span><text:span text:style-name="T23">a</text:span></text:p>
      <text:p text:style-name="P14"><text:span text:style-name="T17">g</text:span><text:span text:style-name="T29">ō</text:span><text:span text:style-name="T23"> </text:span><text:span text:style-name="T28"><text:s/></text:span><text:span text:style-name="T18">l</text:span><text:span text:style-name="T23">ū <text:s/></text:span><text:span text:style-name="T18">m</text:span><text:span text:style-name="T24">ā <text:s/></text:span><text:span text:style-name="T18">d</text:span><text:span text:style-name="T22">ā</text:span><text:span text:style-name="T23"> <text:s/></text:span><text:span text:style-name="T18">∂</text:span><text:span text:style-name="T21">ē</text:span><text:span text:style-name="T22"> <text:s/></text:span><text:span text:style-name="T18">sh</text:span><text:span text:style-name="T21">ē </text:span><text:span text:style-name="T17">t</text:span><text:span text:style-name="T21">ū <text:s/></text:span><text:span text:style-name="T18">θ</text:span><text:span text:style-name="T29">ō</text:span></text:p>
      <text:p text:style-name="P14"><text:span text:style-name="T17">k</text:span><text:span text:style-name="T21">ē</text:span><text:span text:style-name="T22"> </text:span><text:span text:style-name="T21"><text:s/></text:span><text:span text:style-name="T17">v</text:span><text:span text:style-name="T21">ū</text:span><text:span text:style-name="T17"> <text:s/>p</text:span><text:span text:style-name="T22">ā</text:span><text:span text:style-name="T21"> </text:span><text:span text:style-name="T26"><text:s/></text:span><text:span text:style-name="T18">xh</text:span><text:span text:style-name="T28">ō </text:span><text:span text:style-name="T18">ch</text:span><text:span text:style-name="T23">ū </text:span><text:span text:style-name="T28">ō</text:span><text:span text:style-name="T17">ng</text:span><text:span text:style-name="T23"> </text:span><text:span text:style-name="T18">z</text:span><text:span text:style-name="T23">ū</text:span><text:span text:style-name="T15"> <text:s/></text:span><text:span text:style-name="T18">zh</text:span><text:span text:style-name="T22">ā</text:span><text:span text:style-name="T17"> </text:span><text:span text:style-name="T22"><text:s text:c="2"/></text:span></text:p>
      <text:p text:style-name="P68">Sample Text</text:p>
      <text:p text:style-name="P43"><text:span text:style-name="T30">es s</text:span><text:span text:style-name="T31">U</text:span><text:span text:style-name="T30">nu pasen avum lok o. ?y deb nel brAsO tu tEO? s</text:span><text:span text:style-name="T31">U</text:span><text:span text:style-name="T30">nu Okr</text:span><text:span text:style-name="T31">U</text:span><text:span text:style-name="T30">s eru pasen. y den nel brAs te tEO. </text:span><text:span text:style-name="T30">es s</text:span><text:span text:style-name="T31">U</text:span><text:span text:style-name="T30">nu pasen avum lok #iesw. </text:span><text:span text:style-name="T30">krUsO te pasen. ?U nel kr</text:span><text:span text:style-name="T31">U</text:span><text:span text:style-name="T30">s pasen? Zu, "nel kr</text:span><text:span text:style-name="T31">U</text:span><text:span text:style-name="T30">s pasen." tan v</text:span><text:span text:style-name="T30">O</text:span><text:span text:style-name="T30">sO pru </text:span><text:span text:style-name="T30">etu </text:span><text:span text:style-name="T30">sE. s</text:span><text:span text:style-name="T31">U</text:span><text:span text:style-name="T30">nu Okr</text:span><text:span text:style-name="T31">U</text:span><text:span text:style-name="T30">s eru pasen. tan v</text:span><text:span text:style-name="T30">O</text:span><text:span text:style-name="T30">s os </text:span><text:span text:style-name="T30">etu </text:span><text:span text:style-name="T30">sE </text:span><text:span text:style-name="T30">un</text:span><text:span text:style-name="T30"> anu doks.</text:span></text:p>
      <text:p text:style-name="P61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43">Markers precede their object (i.e. "for the ball").</text:span><text:span text:style-name="T40"><text:tab/></text:span></text:p>
      <text:p text:style-name="P61">Articles</text:p>
      <text:p text:style-name="P8">Indefinite Singular</text:p>
      <text:p text:style-name="P16">_</text:p>
      <text:p text:style-name="P4"/>
      <text:p text:style-name="P4">Indefinite Plural</text:p>
      <text:p text:style-name="P18">o</text:p>
      <text:p text:style-name="P8"/>
      <text:p text:style-name="P8">Definite Singular</text:p>
      <text:p text:style-name="P23">to</text:p>
      <text:p text:style-name="P8"/>
      <text:p text:style-name="P8">Definite Plural</text:p>
      <text:p text:style-name="P29">eto</text:p>
      <text:p text:style-name="P6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o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u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1">Punctuation</text:p>
      <text:p text:style-name="P8">Period</text:p>
      <text:p text:style-name="P25">.</text:p>
      <text:p text:style-name="P8"/>
      <text:p text:style-name="P8">Comma</text:p>
      <text:p text:style-name="P25">,</text:p>
      <text:p text:style-name="P51"><text:span text:style-name="T4">nu, nel kr</text:span><text:span text:style-name="T35">U</text:span><text:span text:style-name="T4">s pasen.</text:span></text:p>
      <text:p text:style-name="P8"/>
      <text:p text:style-name="P8">Number Symbol</text:p>
      <text:p text:style-name="P25">#</text:p>
      <text:p text:style-name="P25">#iong</text:p>
      <text:p text:style-name="P25"/>
      <text:p text:style-name="P8">Quotation Mark</text:p>
      <text:p text:style-name="P25">"</text:p>
      <text:p text:style-name="P25">"tu tEO"</text:p>
      <text:p text:style-name="P61">Conjuctions</text:p>
      <text:p text:style-name="P64">And</text:p>
      <text:p text:style-name="P30">un</text:p>
      <text:p text:style-name="P6"/>
      <text:p text:style-name="P6">They have spoken good and evil.</text:p>
      <text:p text:style-name="P25"><text:span text:style-name="T40">s</text:span><text:span text:style-name="T9">U</text:span><text:span text:style-name="T40">nu li O</text:span><text:span text:style-name="T3">v</text:span><text:span text:style-name="T7">O</text:span><text:span text:style-name="T3">s </text:span><text:span text:style-name="T40">AOn </text:span><text:span text:style-name="T9">un gw</text:span><text:span text:style-name="T40">.</text:span></text:p>
      <text:p text:style-name="P4"/>
      <text:p text:style-name="P5">You all speak for the people and not a state.</text:p>
      <text:p text:style-name="P31"><text:span text:style-name="T3">tan v</text:span><text:span text:style-name="T7">O</text:span><text:span text:style-name="T3">s os </text:span><text:span text:style-name="T7">etu </text:span><text:span text:style-name="T3">sE </text:span><text:span text:style-name="T7">un</text:span><text:span text:style-name="T3"> anu doks.</text:span></text:p>
      <text:p text:style-name="P63">Or</text:p>
      <text:p text:style-name="P24">et</text:p>
      <text:p text:style-name="P4"/>
      <text:p text:style-name="P6">Red or yellow?</text:p>
      <text:p text:style-name="P24">?sOn et nEsu?</text:p>
      <text:p text:style-name="P63">But</text:p>
      <text:p text:style-name="P24">-</text:p>
      <text:p text:style-name="P4"/>
      <text:p text:style-name="P6">-</text:p>
      <text:p text:style-name="P24">-</text:p>
      <text:p text:style-name="P63">Yet</text:p>
      <text:p text:style-name="P24">-</text:p>
      <text:p text:style-name="P4"/>
      <text:p text:style-name="P6">-</text:p>
      <text:p text:style-name="P24">-</text:p>
      <text:p text:style-name="P65">For</text:p>
      <text:p text:style-name="P26">os</text:p>
      <text:p text:style-name="P6"/>
      <text:p text:style-name="P6">He was sick for lack of food.</text:p>
      <text:p text:style-name="P26">-</text:p>
      <text:p text:style-name="P61">Markers</text:p>
      <text:p text:style-name="P63"><text:span text:style-name="T40">Direct</text:span><text:span text:style-name="T40"> Object</text:span></text:p>
      <text:p text:style-name="P19">li</text:p>
      <text:p text:style-name="P5"/>
      <text:p text:style-name="P5">I own the night.</text:p>
      <text:p text:style-name="P23">brAs tu tEO.</text:p>
      <text:p text:style-name="P5"/>
      <text:p text:style-name="P5">The night, I own.</text:p>
      <text:p text:style-name="P19">li tu tEO brAs.</text:p>
      <text:p text:style-name="P66">Indirect Object</text:p>
      <text:p text:style-name="P19">-</text:p>
      <text:p text:style-name="P5"/>
      <text:p text:style-name="P5">He gave me the book.</text:p>
      <text:p text:style-name="P24">-</text:p>
      <text:p text:style-name="P64">Possessive</text:p>
      <text:p text:style-name="P23">es</text:p>
      <text:p text:style-name="P4"/>
      <text:p text:style-name="P4">They will own the night of the people.</text:p>
      <text:p text:style-name="P16"><text:span text:style-name="T40">sUnu brAsO tu tEO</text:span><text:span text:style-name="T9"> es etu </text:span><text:span text:style-name="T40">sE.</text:span></text:p>
      <text:p text:style-name="P4"/>
      <text:p text:style-name="P4">Their people will force us.</text:p>
      <text:p text:style-name="P20"><text:span text:style-name="T40">es s</text:span><text:span text:style-name="T9">U</text:span><text:span text:style-name="T40">nu sE das</text:span><text:span text:style-name="T9">UO</text:span><text:span text:style-name="T40"> s</text:span><text:span text:style-name="T9">U</text:span><text:span text:style-name="T40">.</text:span></text:p>
      <text:p text:style-name="P64">Towards</text:p>
      <text:p text:style-name="P23">pru</text:p>
      <text:p text:style-name="P9"/>
      <text:p text:style-name="P9">You all will speak to the people.</text:p>
      <text:p text:style-name="P25"><text:span text:style-name="T32">tan v</text:span><text:span text:style-name="T9">O</text:span><text:span text:style-name="T32">sO pru </text:span><text:span text:style-name="T9">etu </text:span><text:span text:style-name="T32">sE.</text:span></text:p>
      <text:p text:style-name="P65">For</text:p>
      <text:p text:style-name="P26">os</text:p>
      <text:p text:style-name="P6"/>
      <text:p text:style-name="P6">We owned the night for the people.</text:p>
      <text:p text:style-name="P25"><text:soft-page-break/><text:span text:style-name="T40">s</text:span><text:span text:style-name="T9">U</text:span><text:span text:style-name="T40"> ObrAs os tu tEO sE </text:span><text:span text:style-name="T9">etu</text:span><text:span text:style-name="T40">.</text:span></text:p>
      <text:p text:style-name="P63">Exclamation</text:p>
      <text:p text:style-name="P16">!-sA</text:p>
      <text:p text:style-name="P15"/>
      <text:p text:style-name="P4">Their people will force us!</text:p>
      <text:p text:style-name="P20"><text:span text:style-name="T3">!es s</text:span><text:span text:style-name="T7">U</text:span><text:span text:style-name="T3">nu sE dasu</text:span><text:span text:style-name="T7">O</text:span><text:span text:style-name="T3"> s</text:span><text:span text:style-name="T7">U!</text:span></text:p>
      <text:p text:style-name="P63">Question </text:p>
      <text:p text:style-name="P27">?-kA</text:p>
      <text:p text:style-name="P8"/>
      <text:p text:style-name="P4">Their people will force us?</text:p>
      <text:p text:style-name="P20"><text:span text:style-name="T3">?es s</text:span><text:span text:style-name="T7">U</text:span><text:span text:style-name="T3">nu sE das</text:span><text:span text:style-name="T7">UO</text:span><text:span text:style-name="T3"> s</text:span><text:span text:style-name="T7">U?</text:span></text:p>
      <text:p text:style-name="P63">Interrobang</text:p>
      <text:p text:style-name="P16">;-skA</text:p>
      <text:p text:style-name="P15"/>
      <text:p text:style-name="P4">Their people will force us?!</text:p>
      <text:p text:style-name="P20"><text:span text:style-name="T3">;es s</text:span><text:span text:style-name="T7">U</text:span><text:span text:style-name="T3">nu sE das</text:span><text:span text:style-name="T7">UO</text:span><text:span text:style-name="T3"> s</text:span><text:span text:style-name="T7">U;</text:span></text:p>
      <text:p text:style-name="P63">Not</text:p>
      <text:p text:style-name="P24">anu</text:p>
      <text:p text:style-name="P6"/>
      <text:p text:style-name="P6">You did not force me.</text:p>
      <text:p text:style-name="P24">y anu daso.</text:p>
      <text:p text:style-name="P4"/>
      <text:p text:style-name="P6">I will not force you.</text:p>
      <text:p text:style-name="P31"><text:span text:style-name="T3">anu das</text:span><text:span text:style-name="T7">O</text:span><text:span text:style-name="T3"> U.</text:span></text:p>
      <text:p text:style-name="P61">Verb Tenses</text:p>
      <text:p text:style-name="P10">I owned.</text:p>
      <text:p text:style-name="P16"><text:span text:style-name="T32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5"><text:span text:style-name="T48">ObrAs tu tEO.</text:span><text:span text:style-name="T41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4">brAsO tu tEO.</text:p>
      <text:p text:style-name="P6"/>
      <text:p text:style-name="P6">I stood with you."</text:p>
      <text:p text:style-name="P24">OAgres lu y.</text:p>
      <text:p text:style-name="P4"/>
      <text:p text:style-name="P6">I will be standing with them.</text:p>
      <text:p text:style-name="P31"><text:span text:style-name="T3">ahresO nul lu</text:span><text:span text:style-name="T7"> sUnu</text:span><text:span text:style-name="T3">.</text:span></text:p>
      <text:p text:style-name="P4"/>
      <text:p text:style-name="P7">Progressive Action</text:p>
      <text:p text:style-name="P24">nul</text:p>
      <text:p text:style-name="P5"/>
      <text:p text:style-name="P6">You are owning the night.</text:p>
      <text:p text:style-name="normal"><text:span text:style-name="T5">y brAs nul tu tEO.</text:span><text:span text:style-name="T6"><text:line-break/></text:span></text:p>
      <text:p text:style-name="P6">Completed Action</text:p>
      <text:p text:style-name="P26">dun</text:p>
      <text:p text:style-name="P4"/>
      <text:p text:style-name="P6">You had owned the night.</text:p>
      <text:p text:style-name="P24">y den ObrAs tu tEO.</text:p>
      <text:p text:style-name="P4"/>
      <text:p text:style-name="P4">You have owned the night.</text:p>
      <text:p text:style-name="P19">y den brAs tu tEO.</text:p>
      <text:p text:style-name="P5"/>
      <text:p text:style-name="P4">You will have owned the nights.</text:p>
      <text:p text:style-name="P24">y den brAsO etu tEO.</text:p>
      <text:p text:style-name="P6"/>
      <text:p text:style-name="P6">You had been owning the night.</text:p>
      <text:p text:style-name="P24">y den nel ObrAs tu tEO.</text:p>
      <text:p text:style-name="P4"/>
      <text:p text:style-name="P4">You have been owning the night.</text:p>
      <text:p text:style-name="P24">y den nel brAs te tEO.</text:p>
      <text:p text:style-name="P4"/>
      <text:p text:style-name="P4">You will be owning the night.</text:p>
      <text:p text:style-name="P23">y den nel brAsO te tEO.</text:p>
      <text:p text:style-name="P8"/>
      <text:p text:style-name="P9">Will you have owned the night?</text:p>
      <text:p text:style-name="P23">?y deb nel brAsO tu tEO?</text:p>
      <text:p text:style-name="P61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</table:table-row>
        <table:table-row table:style-name="Table5.1">
          <table:table-cell table:style-name="Table5.A2" office:value-type="string">
            <text:p text:style-name="P59">w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5">5</text:p>
          </table:table-cell>
          <table:table-cell table:style-name="Table6.A1" office:value-type="string">
            <text:p text:style-name="P55">6</text:p>
          </table:table-cell>
          <table:table-cell table:style-name="Table6.A1" office:value-type="string">
            <text:p text:style-name="P55">7</text:p>
          </table:table-cell>
          <table:table-cell table:style-name="Table6.A1" office:value-type="string">
            <text:p text:style-name="P55">8</text:p>
          </table:table-cell>
          <table:table-cell table:style-name="Table6.A1" office:value-type="string">
            <text:p text:style-name="P55">9</text:p>
          </table:table-cell>
          <table:table-cell table:style-name="Table6.A1" office:value-type="string">
            <text:p text:style-name="P55">10</text:p>
          </table:table-cell>
          <table:table-cell table:style-name="Table6.A1" office:value-type="string">
            <text:p text:style-name="P55">11</text:p>
          </table:table-cell>
          <table:table-cell table:style-name="Table6.A1" office:value-type="string">
            <text:p text:style-name="P60"><text:span text:style-name="T13">12</text:span><text:span text:style-name="T14">1</text:span></text:p>
          </table:table-cell>
        </table:table-row>
        <table:table-row table:style-name="Table6.1">
          <table:table-cell table:style-name="Table6.A2" office:value-type="string">
            <text:p text:style-name="P59">O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E</text:p>
          </table:table-cell>
          <table:table-cell table:style-name="Table6.A2" office:value-type="string">
            <text:p text:style-name="P59">o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e</text:p>
          </table:table-cell>
        </table:table-row>
      </table:table>
      <text:p text:style-name="P53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60"><text:span text:style-name="T13">12</text:span><text:span text:style-name="T14">2</text:span></text:p>
          </table:table-cell>
          <table:table-cell table:style-name="Table1.A1" office:value-type="string">
            <text:p text:style-name="P60"><text:span text:style-name="T13">12</text:span><text:span text:style-name="T14">3</text:span></text:p>
          </table:table-cell>
          <table:table-cell table:style-name="Table1.A1" office:value-type="string">
            <text:p text:style-name="P60"><text:span text:style-name="T13">12</text:span><text:span text:style-name="T14">4</text:span></text:p>
          </table:table-cell>
          <table:table-cell table:style-name="Table1.A1" office:value-type="string">
            <text:p text:style-name="P60"><text:span text:style-name="T13">12</text:span><text:span text:style-name="T14">5</text:span></text:p>
          </table:table-cell>
          <table:table-cell table:style-name="Table1.A1" office:value-type="string">
            <text:p text:style-name="P60"><text:span text:style-name="T13">12</text:span><text:span text:style-name="T14">6</text:span></text:p>
          </table:table-cell>
          <table:table-cell table:style-name="Table1.A1" office:value-type="string">
            <text:p text:style-name="P60"><text:span text:style-name="T13">12</text:span><text:span text:style-name="T14">7</text:span></text:p>
          </table:table-cell>
          <table:table-cell table:style-name="Table1.A1" office:value-type="string">
            <text:p text:style-name="P60"><text:span text:style-name="T13">12</text:span><text:span text:style-name="T14">8</text:span></text:p>
          </table:table-cell>
          <table:table-cell table:style-name="Table1.A1" office:value-type="string">
            <text:p text:style-name="P60"><text:span text:style-name="T13">12</text:span><text:span text:style-name="T14">9</text:span></text:p>
          </table:table-cell>
        </table:table-row>
        <table:table-row table:style-name="Table1.1">
          <table:table-cell table:style-name="Table1.A2" office:value-type="string">
            <text:p text:style-name="P59">d</text:p>
          </table:table-cell>
          <table:table-cell table:style-name="Table1.A2" office:value-type="string">
            <text:p text:style-name="P59">h</text:p>
          </table:table-cell>
          <table:table-cell table:style-name="Table1.A2" office:value-type="string">
            <text:p text:style-name="P59">m</text:p>
          </table:table-cell>
          <table:table-cell table:style-name="Table1.A2" office:value-type="string">
            <text:p text:style-name="P59">L</text:p>
          </table:table-cell>
          <table:table-cell table:style-name="Table1.A2" office:value-type="string">
            <text:p text:style-name="P59">b</text:p>
          </table:table-cell>
          <table:table-cell table:style-name="Table1.A2" office:value-type="string">
            <text:p text:style-name="P59">l</text:p>
          </table:table-cell>
          <table:table-cell table:style-name="Table1.A2" office:value-type="string">
            <text:p text:style-name="P59">n</text:p>
          </table:table-cell>
          <table:table-cell table:style-name="Table1.A2" office:value-type="string">
            <text:p text:style-name="P59">s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60"><text:span text:style-name="T13">12</text:span><text:span text:style-name="T14">10</text:span></text:p>
          </table:table-cell>
          <table:table-cell table:style-name="Table2.A1" office:value-type="string">
            <text:p text:style-name="P60"><text:span text:style-name="T13">12</text:span><text:span text:style-name="T14">11</text:span></text:p>
          </table:table-cell>
          <table:table-cell table:style-name="Table2.A1" office:value-type="string">
            <text:p text:style-name="P60"><text:span text:style-name="T13">12</text:span><text:span text:style-name="T14">12</text:span></text:p>
          </table:table-cell>
          <table:table-cell table:style-name="Table2.A1" office:value-type="string">
            <text:p text:style-name="P60"><text:span text:style-name="T13">12</text:span><text:span text:style-name="T14">13</text:span></text:p>
          </table:table-cell>
          <table:table-cell table:style-name="Table2.A1" office:value-type="string">
            <text:p text:style-name="P60"><text:span text:style-name="T13">12</text:span><text:span text:style-name="T14">14</text:span></text:p>
          </table:table-cell>
          <table:table-cell table:style-name="Table2.A1" office:value-type="string">
            <text:p text:style-name="P60"><text:span text:style-name="T13">12</text:span><text:span text:style-name="T14">15</text:span></text:p>
          </table:table-cell>
          <table:table-cell table:style-name="Table2.A1" office:value-type="string">
            <text:p text:style-name="P60"><text:span text:style-name="T13">12</text:span><text:span text:style-name="T14">16</text:span></text:p>
          </table:table-cell>
          <table:table-cell table:style-name="Table2.A1" office:value-type="string">
            <text:p text:style-name="P60"><text:span text:style-name="T13">12</text:span><text:span text:style-name="T14">17</text:span></text:p>
          </table:table-cell>
        </table:table-row>
        <table:table-row table:style-name="Table2.1">
          <table:table-cell table:style-name="Table2.A2" office:value-type="string">
            <text:p text:style-name="P59">f</text:p>
          </table:table-cell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59">p</text:p>
          </table:table-cell>
          <table:table-cell table:style-name="Table2.A2" office:value-type="string">
            <text:p text:style-name="P59">k</text:p>
          </table:table-cell>
          <table:table-cell table:style-name="Table2.A2" office:value-type="string">
            <text:p text:style-name="P59">r</text:p>
          </table:table-cell>
          <table:table-cell table:style-name="Table2.A2" office:value-type="string">
            <text:p text:style-name="P59">t</text:p>
          </table:table-cell>
          <table:table-cell table:style-name="Table2.A2" office:value-type="string">
            <text:p text:style-name="P59">j</text:p>
          </table:table-cell>
          <table:table-cell table:style-name="Table2.A2" office:value-type="string">
            <text:p text:style-name="P59">g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60"><text:span text:style-name="T13">12</text:span><text:span text:style-name="T14">18</text:span></text:p>
          </table:table-cell>
          <table:table-cell table:style-name="Table3.A1" office:value-type="string">
            <text:p text:style-name="P60"><text:span text:style-name="T13">12</text:span><text:span text:style-name="T14">19</text:span></text:p>
          </table:table-cell>
          <table:table-cell table:style-name="Table3.A1" office:value-type="string">
            <text:p text:style-name="P60"><text:span text:style-name="T13">12</text:span><text:span text:style-name="T14">20</text:span></text:p>
          </table:table-cell>
          <table:table-cell table:style-name="Table3.A1" office:value-type="string">
            <text:p text:style-name="P60"><text:span text:style-name="T13">12</text:span><text:span text:style-name="T14">21</text:span></text:p>
          </table:table-cell>
          <table:table-cell table:style-name="Table3.A1" office:value-type="string">
            <text:p text:style-name="P60"><text:span text:style-name="T13">12</text:span><text:span text:style-name="T14">22</text:span></text:p>
          </table:table-cell>
          <table:table-cell table:style-name="Table3.A1" office:value-type="string">
            <text:p text:style-name="P60"><text:span text:style-name="T13">12</text:span><text:span text:style-name="T14">23</text:span></text:p>
          </table:table-cell>
          <table:table-cell table:style-name="Table3.A1" office:value-type="string">
            <text:p text:style-name="P60"><text:span text:style-name="T13">12</text:span><text:span text:style-name="T14">24</text:span></text:p>
          </table:table-cell>
          <table:table-cell table:style-name="Table3.A1" office:value-type="string">
            <text:p text:style-name="P60"><text:span text:style-name="T13">12</text:span><text:span text:style-name="T14">25</text:span></text:p>
          </table:table-cell>
        </table:table-row>
        <table:table-row table:style-name="Table3.1">
          <table:table-cell table:style-name="Table3.A2" office:value-type="string">
            <text:p text:style-name="P59">C</text:p>
          </table:table-cell>
          <table:table-cell table:style-name="Table3.A2" office:value-type="string">
            <text:p text:style-name="P59">H</text:p>
          </table:table-cell>
          <table:table-cell table:style-name="Table3.A2" office:value-type="string">
            <text:p text:style-name="P59">T</text:p>
          </table:table-cell>
          <table:table-cell table:style-name="Table3.A2" office:value-type="string">
            <text:p text:style-name="P59">S</text:p>
          </table:table-cell>
          <table:table-cell table:style-name="Table3.A2" office:value-type="string">
            <text:p text:style-name="P59">N</text:p>
          </table:table-cell>
          <table:table-cell table:style-name="Table3.A2" office:value-type="string">
            <text:p text:style-name="P59">z</text:p>
          </table:table-cell>
          <table:table-cell table:style-name="Table3.A2" office:value-type="string">
            <text:p text:style-name="P59">Z</text:p>
          </table:table-cell>
          <table:table-cell table:style-name="Table3.A2" office:value-type="string">
            <text:p text:style-name="P59">x</text:p>
          </table:table-cell>
        </table:table-row>
      </table:table>
      <text:p text:style-name="P52"/>
      <text:p text:style-name="P8">If necessary, <text:span text:style-name="T50">numbers</text:span> are marked with the <text:span text:style-name="T46">#</text:span> symbol (the # on the keyboard).</text:p>
      <text:p text:style-name="P1"/>
      <text:p text:style-name="P11">195<text:span text:style-name="T47">12</text:span><text:span text:style-name="T51"> = 213</text:span><text:span text:style-name="T47">10</text:span></text:p>
      <text:p text:style-name="P22">#ioO</text:p>
      <text:p text:style-name="P1"/>
      <text:p text:style-name="P11">1063<text:span text:style-name="T47">12</text:span><text:span text:style-name="T51"> = 1803</text:span><text:span text:style-name="T47">10</text:span></text:p>
      <text:p text:style-name="P30">#iwUI</text:p>
      <text:p text:style-name="P4"/>
      <text:p text:style-name="P4">3*4=12<text:span text:style-name="T47"> </text:span></text:p>
      <text:p text:style-name="P48">I,Y=iw</text:p>
      <text:p text:style-name="P4"/>
      <text:p text:style-name="P8"><text:span text:style-name="T39">Positional terms like "1st" and modifiers like "double" are formed with the word for position, </text:span><text:span text:style-name="T44">ok</text:span><text:span text:style-name="T39">, followed by the number.</text:span></text:p>
      <text:p text:style-name="P6"/>
      <text:p text:style-name="P8"><text:span text:style-name="T39">The word for "double" or "2nd" is </text:span><text:span text:style-name="T45">o</text:span><text:span text:style-name="T44">kY</text:span><text:span text:style-name="T39">.</text:span></text:p>
      <text:p text:style-name="P62">Calendar</text:p>
      <text:p text:style-name="P13">There is a 13 month, 28 day calendar.</text:p>
      <text:p text:style-name="P61">Examples</text:p>
      <text:p text:style-name="P3">Deroetixuxa</text:p>
      <text:p text:style-name="P16">derOetiksUksu</text:p>
      <text:p text:style-name="P3"/>
      <text:p text:style-name="P38">Aono and Ecssiah</text:p>
      <text:p text:style-name="P40">AOno un ekssEo</text:p>
      <text:p text:style-name="P44"/>
      <text:p text:style-name="P44">Good and Evil</text:p>
      <text:p text:style-name="P40"><text:soft-page-break/>AOn un gw</text:p>
      <text:p text:style-name="P44"/>
      <text:p text:style-name="P41">Beginning and Ending</text:p>
      <text:p text:style-name="P34">ok un ko</text:p>
      <text:p text:style-name="P41"/>
      <text:p text:style-name="P45"><text:span text:style-name="T37">Female</text:span> and <text:span text:style-name="T37">Male</text:span></text:p>
      <text:p text:style-name="P42">nEob un sen</text:p>
      <text:p text:style-name="P39"/>
      <text:p text:style-name="P45">Spirit and Soul</text:p>
      <text:p text:style-name="P33">sun un Aden</text:p>
      <text:p text:style-name="P44"/>
      <text:p text:style-name="P45">We own the night.</text:p>
      <text:p text:style-name="P34">sU brAs tu tEO.</text:p>
      <text:p text:style-name="P46"/>
      <text:p text:style-name="P46">We own nights.</text:p>
      <text:p text:style-name="P49"><text:span text:style-name="T39">s</text:span><text:span text:style-name="T36">U</text:span><text:span text:style-name="T39"> brAs </text:span><text:span text:style-name="T8">etu </text:span><text:span text:style-name="T39">tEO.</text:span></text:p>
      <text:p text:style-name="P46"/>
      <text:p text:style-name="P46">Nights, we own.</text:p>
      <text:p text:style-name="P50"><text:span text:style-name="T1">li ete tEO s</text:span><text:span text:style-name="T33">U</text:span><text:span text:style-name="T1"> brAs.</text:span></text:p>
      <text:p text:style-name="P46"/>
      <text:p text:style-name="P46">They wrote the documents.</text:p>
      <text:p text:style-name="P49"><text:span text:style-name="T39">s</text:span><text:span text:style-name="T36">U</text:span><text:span text:style-name="T39">nu Okr</text:span><text:span text:style-name="T36">U</text:span><text:span text:style-name="T39">s eru pasen.</text:span></text:p>
      <text:p text:style-name="P46"/>
      <text:p text:style-name="P45">I will write the document.</text:p>
      <text:p text:style-name="P34">krUsO te pasen.</text:p>
      <text:p text:style-name="P45"/>
      <text:p text:style-name="P45">Literal: Their document has zero principles.</text:p>
      <text:p text:style-name="P45">Natural: Their document has no principles.</text:p>
      <text:p text:style-name="P50"><text:span text:style-name="T2">es s</text:span><text:span text:style-name="T34">U</text:span><text:span text:style-name="T2">nu pasen avum lok o.</text:span></text:p>
      <text:p text:style-name="P37"/>
      <text:p text:style-name="P45">Our document has good principles.</text:p>
      <text:p text:style-name="P50"><text:span text:style-name="T49">es s</text:span><text:span text:style-name="T38">U </text:span><text:span text:style-name="T49">pasen avum AOn lok o.</text:span></text:p>
      <text:p text:style-name="P47"/>
      <text:p text:style-name="P47">Are you writing a document?</text:p>
      <text:p text:style-name="P50"><text:span text:style-name="T4">?U nel kr</text:span><text:span text:style-name="T35">U</text:span><text:span text:style-name="T4">s pasen?</text:span></text:p>
      <text:p text:style-name="P47"/>
      <text:p text:style-name="P47">Yes, I am writing a document.</text:p>
      <text:p text:style-name="P50"><text:span text:style-name="T4">Zu, nel kr</text:span><text:span text:style-name="T35">U</text:span><text:span text:style-name="T4">s pasen.</text:span></text:p>
      <text:p text:style-name="P47"/>
      <text:p text:style-name="P47">He has good intentions!</text:p>
      <text:p text:style-name="P50"><text:span text:style-name="T4">!sonu avum </text:span><text:span text:style-name="T35">etu w</text:span><text:span text:style-name="T4">tOs AOn!</text:span></text:p>
      <text:p text:style-name="P47"/>
      <text:p text:style-name="P47">Are those people evil?!</text:p>
      <text:p text:style-name="P50"><text:span text:style-name="T4">;s</text:span><text:span text:style-name="T35">U</text:span><text:span text:style-name="T4">nA sE go</text:span><text:span text:style-name="T35">w;</text:span></text:p>
      <text:p text:style-name="P47"/>
      <text:p text:style-name="P47">No, these people are good!</text:p>
      <text:p text:style-name="P50"><text:span text:style-name="T4">!no, s</text:span><text:span text:style-name="T35">U</text:span><text:span text:style-name="T4">nA sE AOn!</text:span></text:p>
      <text:p text:style-name="P47"/>
      <text:p text:style-name="P47">I will stress the principles!</text:p>
      <text:p text:style-name="P35">!zonO etu lok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03-07T16:03:40</dc:date>
    <meta:editing-duration>P5DT15H13M26S</meta:editing-duration>
    <meta:editing-cycles>1322</meta:editing-cycles>
    <meta:generator>OpenOffice/4.1.15$Unix OpenOffice.org_project/4115m2$Build-9813</meta:generator>
    <dc:creator>Michael Chapman</dc:creator>
    <meta:document-statistic meta:table-count="6" meta:image-count="0" meta:object-count="0" meta:page-count="3" meta:paragraph-count="303" meta:word-count="876" meta:character-count="3948"/>
  </office:meta>
</office:document-meta>
</file>